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6/2018<text:bookmark-end text:name="Text14"/></text:p>
            <text:p text:style-name="Normální">KVOP-36429/2018<text:bookmark-end text:name="Text2"/></text:p>
            <text:p text:style-name="Normální"><text:bookmark-start text:name="Text6"/>17. 08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. V.</text:p>
            <text:p text:style-name="Normální">e-mail:</text:p>
            <text:p text:style-name="Normální"/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/text:h>
      <text:p text:style-name="Základnítext">Vážený pane V.,</text:p>
      <text:p text:style-name="Základnítext">dne 13. srpna 2018 byla do Kanceláře veřejného ochránce práv doručena Vaše žádost podle zákona č. 106/1999 Sb., o svobodném přístupu k informacím, ve znění pozdějších předpisů, kterou žádáte o „výsledný soubor výzkumu Diskriminace v ČR: oběť diskriminace a její překážky v přístupu ke spravedlnosti a jednotlivé rozsudky vztahující se k problematice výpovědi dle § 52 písm. c) zákoníku práce“. Odkazujete také na konkrétní článek veřejné ochránkyně práv Mgr. Anny Šabatové, Ph.D.<text:span text:style-name="Značkapozn.podčarou"><text:note text:note-class="footnote" text:id="_ftn0"><text:note-citation>1</text:note-citation><text:note-body><text:p text:style-name="Textpozn.podčarou"><text:s/><text:a xlink:href="https://www.epravo.cz/top/aktualne/vypoved-pro-nadbytecnost-a-sdileni-dukazniho-bremene-103749.html" office:target-frame-name="_top" xlink:show="replace"><text:span text:style-name="Hypertextovýodkaz">https://www.epravo.cz/top/aktualne/vypoved-pro-nadbytecnost-a-sdileni-dukazniho-bremene-103749.html</text:span></text:a><text:s/></text:p></text:note-body></text:note></text:span></text:p>
      <text:p text:style-name="Základnítext">Na<text:s/>základě<text:s/>elektronické<text:s/>komunikace<text:s/>s<text:s/>Mgr. Petrem Polákem, vedoucím odboru rovného zacházení,<text:s/>ze<text:s/>dne 15. srpna 2018 došlo<text:s/>k<text:s/>upřesnění Vaší žádosti<text:s/>a objasnění, kterými soudními rozsudky uvedenými v poznámce pod čarou na str. 104 výzkumné zprávy<text:s/>disponuje Kancelář<text:s/>v<text:s/>elektronické podobě.</text:p>
      <text:p text:style-name="Základnítext">Ve smyslu zákona o svobodném přístupu k informacím, Vám Kancelář jako povinný subjekt<text:s/><text:span text:style-name="Silné">poskytla</text:span><text:span text:style-name="Silné"><text:s/>níže uveden</text:span><text:span text:style-name="Silné">ou</text:span><text:span text:style-name="Silné"><text:s/>informac</text:span><text:span text:style-name="Silné">i v elektronické podobě</text:span>:</text:p>
      <text:list text:style-name="LFO3" text:continue-numbering="true">
        <text:list-item>
          <text:p text:style-name="P17">anonymizovaný rozsudek Okresního soudu v Ostravě ze dne 1. června 2010, č. j.<text:s/>85 C 145/2009 - 94</text:p>
        </text:list-item>
      </text:list>
      <text:p text:style-name="Základnítext">Děkuji<text:s/>a<text:s/>jsem<text:s/>s<text:s/>pozdravem</text:p>
      <text:p text:style-name="podpis">Mgr. Petra Zdražilová v. r.</text:p>
      <text:p text:style-name="podpis">ředitelka právní sekce</text:p>
      <text:p text:style-name="podpis">(dopis je opatřen elektronickým podpisem)</text:p>
      <text:p text:style-name="Normální"/>
      <text:p text:style-name="Normální"/>
      <text:p text:style-name="Normální"/>
      <text:h text:style-name="Nadpis1" text:outline-level="1">příloha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RC5V*</text:span>*KVOPX008RC5V*</text:p>
        <text:p text:style-name="P12"><text:span text:style-name="T13">KVOPX008RC5V</text:span>KVOPX008RC5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7T08:48:00Z</meta:creation-date>
    <dc:date>2018-09-17T08:48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206" meta:character-count="1420" meta:row-count="10" meta:non-whitespace-character-count="1216"/>
  </office:meta>
</office:document-meta>
</file>